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70000009C4A21B7C3.png"/>
  <manifest:file-entry manifest:media-type="image/png" manifest:full-path="Pictures/1000020100000072000000729DBF8A62.png"/>
  <manifest:file-entry manifest:media-type="image/png" manifest:full-path="Pictures/100002010000032000000320944D15C57678623A.png"/>
  <manifest:file-entry manifest:media-type="image/svg+xml" manifest:full-path="Pictures/10000B840000167600000F3B8B982859EBAD455D.svg"/>
  <manifest:file-entry manifest:media-type="image/svg+xml" manifest:full-path="Pictures/10002D8F00000B0F00000B0F7A64CF00D21D0E79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ccff00" draw:fill-color="#cccccc" draw:textarea-horizontal-align="justify" draw:textarea-vertical-align="middle" draw:auto-grow-height="false" fo:min-height="9.75cm" fo:min-width="3.5cm"/>
    </style:style>
    <style:style style:name="gr2" style:family="graphic" style:parent-style-name="standard">
      <style:graphic-properties draw:stroke="none" draw:fill-color="#ffcc00" draw:textarea-horizontal-align="justify" draw:textarea-vertical-align="middle" draw:auto-grow-height="false" fo:min-height="0.75cm" fo:min-width="1.8cm"/>
    </style:style>
    <style:style style:name="gr3" style:family="graphic" style:parent-style-name="standard">
      <style:graphic-properties draw:stroke="none" svg:stroke-color="#000000" draw:fill="none" draw:fill-color="#ffffff" fo:min-height="0.733cm"/>
    </style:style>
    <style:style style:name="gr4" style:family="graphic" style:parent-style-name="standard">
      <style:graphic-properties draw:stroke="none" svg:stroke-color="#ccff00" draw:fill-color="#6699cc" draw:textarea-horizontal-align="justify" draw:textarea-vertical-align="middle" draw:auto-grow-height="false" fo:min-height="9.75cm" fo:min-width="3.5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7.15cm" fo:min-width="1.5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stroke="dash" draw:stroke-dash="Fine_20_Dashed"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color="#000000" draw:fill="none" draw:fill-color="#ffffff" fo:min-height="1.95cm"/>
    </style:style>
    <style:style style:name="gr13" style:family="graphic" style:parent-style-name="standard">
      <style:graphic-properties svg:stroke-width="0.212cm" svg:stroke-color="#000000" draw:marker-start-width="0.518cm" draw:marker-end-width="0.518cm" draw:fill="solid" draw:fill-color="#000000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svg:stroke-color="#000000" draw:fill="solid" draw:fill-color="#000000" draw:textarea-vertical-align="middle"/>
    </style:style>
    <style:style style:name="gr15" style:family="graphic" style:parent-style-name="standard">
      <style:graphic-properties svg:stroke-color="#ffffff" draw:fill-color="#ffffff" draw:textarea-vertical-align="middle"/>
    </style:style>
    <style:style style:name="gr16" style:family="graphic" style:parent-style-name="objectwithoutfill">
      <style:graphic-properties svg:stroke-width="0.106cm" draw:marker-start-width="0.359cm" draw:marker-end-width="0.359cm" draw:fill="none" draw:opacity="50%" draw:opacity-name="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10cm" svg:x="7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3cm" svg:height="1cm" svg:x="7cm" svg:y="7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3cm" svg:height="1cm" svg:x="7cm" svg:y="9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2.3cm" svg:height="1cm" svg:x="7cm" svg:y="11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2.3cm" svg:height="1cm" svg:x="7cm" svg:y="13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3cm" svg:height="0.983cm" svg:x="7.3cm" svg:y="5.038cm">
          <draw:text-box>
            <text:p><text:span text:style-name="T1">DEVICE</text:span></text:p>
          </draw:text-box>
        </draw:frame>
        <draw:custom-shape draw:style-name="gr4" draw:text-style-name="P1" draw:layer="layout" svg:width="4cm" svg:height="10cm" svg:x="11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2.3cm" svg:height="1cm" svg:x="12.7cm" svg:y="7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2.3cm" svg:height="1cm" svg:x="12.7cm" svg:y="9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3cm" svg:height="1cm" svg:x="12.7cm" svg:y="11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2.3cm" svg:height="1cm" svg:x="12.7cm" svg:y="13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cm" svg:height="1.673cm" svg:x="11cm" svg:y="5.038cm">
          <draw:text-box>
            <text:p text:style-name="P1"><text:span text:style-name="T1">WIRELESS</text:span></text:p>
          </draw:text-box>
        </draw:frame>
        <draw:custom-shape draw:style-name="gr6" draw:text-style-name="P1" xml:id="id2" draw:id="id2" draw:layer="layout" svg:width="2cm" svg:height="7.4cm" svg:x="10cm" svg:y="6.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4cm" svg:height="1.1cm" draw:transform="rotate (1.5707963267946) translate (10.5cm 14.2cm)">
          <draw:text-box>
            <text:p text:style-name="P1"><text:span text:style-name="T2">MICROCONTROLLER</text:span></text:p>
          </draw:text-box>
        </draw:frame>
        <draw:connector draw:style-name="gr8" draw:text-style-name="P1" draw:layer="layout" svg:x1="9.3cm" svg:y1="7.5cm" svg:x2="10cm" svg:y2="10.5cm" draw:start-shape="id1" draw:start-glue-point="1" draw:end-shape="id2" draw:end-glue-point="3" svg:d="M9300 7500h350v3000h350">
          <text:p/>
        </draw:connector>
        <draw:connector draw:style-name="gr8" draw:text-style-name="P1" draw:layer="layout" svg:x1="9.3cm" svg:y1="9.5cm" svg:x2="10cm" svg:y2="10.5cm" draw:start-shape="id3" draw:start-glue-point="1" draw:end-shape="id2" draw:end-glue-point="3" svg:d="M9300 9500h350v1000h350">
          <text:p/>
        </draw:connector>
        <draw:connector draw:style-name="gr8" draw:text-style-name="P1" draw:layer="layout" svg:x1="9.3cm" svg:y1="11.5cm" svg:x2="10cm" svg:y2="10.5cm" draw:start-shape="id4" draw:start-glue-point="1" draw:end-shape="id2" draw:end-glue-point="3" svg:d="M9300 11500h350v-1000h350">
          <text:p/>
        </draw:connector>
        <draw:connector draw:style-name="gr8" draw:text-style-name="P1" draw:layer="layout" svg:x1="9.3cm" svg:y1="13.5cm" svg:x2="10cm" svg:y2="10.5cm" draw:start-shape="id5" draw:start-glue-point="1" draw:end-shape="id2" draw:end-glue-point="3" svg:d="M9300 13500h350v-3000h350">
          <text:p/>
        </draw:connector>
        <draw:connector draw:style-name="gr8" draw:text-style-name="P1" draw:layer="layout" svg:x1="12.7cm" svg:y1="7.5cm" svg:x2="12cm" svg:y2="10.5cm" draw:start-shape="id6" draw:start-glue-point="3" draw:end-shape="id2" draw:end-glue-point="1" svg:d="M12700 7500h-350v3000h-350">
          <text:p/>
        </draw:connector>
        <draw:connector draw:style-name="gr8" draw:text-style-name="P1" draw:layer="layout" svg:x1="12.7cm" svg:y1="9.5cm" svg:x2="12cm" svg:y2="10.5cm" draw:start-shape="id7" draw:start-glue-point="3" draw:end-shape="id2" draw:end-glue-point="1" svg:d="M12700 9500h-350v1000h-350">
          <text:p/>
        </draw:connector>
        <draw:connector draw:style-name="gr8" draw:text-style-name="P1" draw:layer="layout" svg:x1="12.7cm" svg:y1="11.5cm" svg:x2="12cm" svg:y2="10.5cm" draw:start-shape="id8" draw:start-glue-point="3" draw:end-shape="id2" draw:end-glue-point="1" svg:d="M12700 11500h-350v-1000h-350">
          <text:p/>
        </draw:connector>
        <draw:connector draw:style-name="gr8" draw:text-style-name="P1" draw:layer="layout" svg:x1="12.7cm" svg:y1="13.5cm" svg:x2="12cm" svg:y2="10.5cm" draw:start-shape="id9" draw:start-glue-point="3" draw:end-shape="id2" draw:end-glue-point="1" svg:d="M12700 13500h-350v-3000h-350">
          <text:p/>
        </draw:connector>
        <draw:connector draw:style-name="gr9" draw:text-style-name="P1" draw:layer="layout" draw:type="curve" svg:x1="7cm" svg:y1="7.5cm" svg:x2="4.93cm" svg:y2="8.515cm" draw:start-shape="id1" draw:start-glue-point="3" draw:end-shape="id10" draw:end-glue-point="1" svg:d="M7000 7500c-1551 0-516 1015-2070 1015">
          <text:p/>
        </draw:connector>
        <draw:connector draw:style-name="gr9" draw:text-style-name="P1" draw:layer="layout" draw:type="curve" svg:x1="7cm" svg:y1="9.5cm" svg:x2="4.93cm" svg:y2="8.515cm" draw:start-shape="id3" draw:start-glue-point="3" draw:end-shape="id10" draw:end-glue-point="1" svg:d="M7000 9500c-1551 0-516-985-2070-985">
          <text:p/>
        </draw:connector>
        <draw:frame draw:style-name="gr10" draw:text-style-name="P1" xml:id="id10" draw:id="id10" draw:layer="layout" svg:width="2.83cm" svg:height="2.83cm" svg:x="2.1cm" svg:y="7.1cm">
          <draw:image xlink:href="Pictures/1000020100000072000000729DBF8A62.png" xlink:type="simple" xlink:show="embed" xlink:actuate="onLoad"/>
          <draw:image xlink:href="Pictures/10002D8F00000B0F00000B0F7A64CF00D21D0E79.svg" xlink:type="simple" xlink:show="embed" xlink:actuate="onLoad">
            <text:p/>
          </draw:image>
        </draw:frame>
        <draw:frame draw:style-name="gr10" draw:text-style-name="P1" draw:layer="layout" svg:width="2.8cm" svg:height="2.8cm" svg:x="21.5cm" svg:y="4.5cm">
          <draw:image xlink:href="Pictures/100002010000032000000320944D15C57678623A.png" xlink:type="simple" xlink:show="embed" xlink:actuate="onLoad">
            <text:p/>
          </draw:image>
        </draw:frame>
        <draw:frame draw:style-name="gr10" draw:text-style-name="P1" draw:layer="layout" svg:width="2.8cm" svg:height="2.8cm" draw:transform="rotate (3.1415926535892) translate (24.3cm 12.3cm)">
          <draw:image xlink:href="Pictures/100002010000032000000320944D15C57678623A.png" xlink:type="simple" xlink:show="embed" xlink:actuate="onLoad">
            <text:p/>
          </draw:image>
        </draw:frame>
        <draw:custom-shape draw:style-name="gr1" draw:text-style-name="P1" draw:layer="layout" svg:width="4cm" svg:height="10cm" svg:x="38.7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2.3cm" svg:height="1cm" svg:x="38.7cm" svg:y="7.3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2.3cm" svg:height="1cm" svg:x="38.7cm" svg:y="9.3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2.3cm" svg:height="1cm" svg:x="38.7cm" svg:y="11.3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2.3cm" svg:height="1cm" svg:x="38.7cm" svg:y="13.3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cm" svg:height="1.673cm" svg:x="38.7cm" svg:y="5.338cm">
          <draw:text-box>
            <text:p text:style-name="P1"><text:span text:style-name="T1">WIRELESS</text:span></text:p>
          </draw:text-box>
        </draw:frame>
        <draw:custom-shape draw:style-name="gr4" draw:text-style-name="P1" draw:layer="layout" svg:width="4cm" svg:height="10cm" svg:x="42.7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2.3cm" svg:height="1cm" svg:x="44.4cm" svg:y="7.3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2.3cm" svg:height="1cm" svg:x="44.4cm" svg:y="9.3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2.3cm" svg:height="1cm" svg:x="44.4cm" svg:y="11.3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2.3cm" svg:height="1cm" svg:x="44.4cm" svg:y="13.3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cm" svg:height="1.673cm" svg:x="42.7cm" svg:y="5.338cm">
          <draw:text-box>
            <text:p text:style-name="P1"><text:span text:style-name="T1">DEVICE</text:span></text:p>
          </draw:text-box>
        </draw:frame>
        <draw:custom-shape draw:style-name="gr6" draw:text-style-name="P1" xml:id="id12" draw:id="id12" draw:layer="layout" svg:width="2cm" svg:height="7.4cm" svg:x="41.7cm" svg:y="7.1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4cm" svg:height="1.1cm" draw:transform="rotate (1.5707963267946) translate (42.2cm 14.5cm)">
          <draw:text-box>
            <text:p text:style-name="P1"><text:span text:style-name="T2">MICROCONTROLLER</text:span></text:p>
          </draw:text-box>
        </draw:frame>
        <draw:connector draw:style-name="gr8" draw:text-style-name="P1" draw:layer="layout" svg:x1="41cm" svg:y1="7.8cm" svg:x2="41.7cm" svg:y2="10.8cm" draw:start-shape="id11" draw:start-glue-point="1" draw:end-shape="id12" draw:end-glue-point="3" svg:d="M41000 7800h350v3000h350">
          <text:p/>
        </draw:connector>
        <draw:connector draw:style-name="gr8" draw:text-style-name="P1" draw:layer="layout" svg:x1="41cm" svg:y1="9.8cm" svg:x2="41.7cm" svg:y2="10.8cm" draw:start-shape="id13" draw:start-glue-point="1" draw:end-shape="id12" draw:end-glue-point="3" svg:d="M41000 9800h350v1000h350">
          <text:p/>
        </draw:connector>
        <draw:connector draw:style-name="gr8" draw:text-style-name="P1" draw:layer="layout" svg:x1="41cm" svg:y1="11.8cm" svg:x2="41.7cm" svg:y2="10.8cm" draw:start-shape="id14" draw:start-glue-point="1" draw:end-shape="id12" draw:end-glue-point="3" svg:d="M41000 11800h350v-1000h350">
          <text:p/>
        </draw:connector>
        <draw:connector draw:style-name="gr8" draw:text-style-name="P1" draw:layer="layout" svg:x1="41cm" svg:y1="13.8cm" svg:x2="41.7cm" svg:y2="10.8cm" draw:start-shape="id15" draw:start-glue-point="1" draw:end-shape="id12" draw:end-glue-point="3" svg:d="M41000 13800h350v-3000h350">
          <text:p/>
        </draw:connector>
        <draw:connector draw:style-name="gr8" draw:text-style-name="P1" draw:layer="layout" svg:x1="44.4cm" svg:y1="7.8cm" svg:x2="43.7cm" svg:y2="10.8cm" draw:start-shape="id16" draw:start-glue-point="3" draw:end-shape="id12" draw:end-glue-point="1" svg:d="M44400 7800h-350v3000h-350">
          <text:p/>
        </draw:connector>
        <draw:connector draw:style-name="gr8" draw:text-style-name="P1" draw:layer="layout" svg:x1="44.4cm" svg:y1="9.8cm" svg:x2="43.7cm" svg:y2="10.8cm" draw:start-shape="id17" draw:start-glue-point="3" draw:end-shape="id12" draw:end-glue-point="1" svg:d="M44400 9800h-350v1000h-350">
          <text:p/>
        </draw:connector>
        <draw:connector draw:style-name="gr8" draw:text-style-name="P1" draw:layer="layout" svg:x1="44.4cm" svg:y1="11.8cm" svg:x2="43.7cm" svg:y2="10.8cm" draw:start-shape="id18" draw:start-glue-point="3" draw:end-shape="id12" draw:end-glue-point="1" svg:d="M44400 11800h-350v-1000h-350">
          <text:p/>
        </draw:connector>
        <draw:connector draw:style-name="gr8" draw:text-style-name="P1" draw:layer="layout" svg:x1="44.4cm" svg:y1="13.8cm" svg:x2="43.7cm" svg:y2="10.8cm" draw:start-shape="id19" draw:start-glue-point="3" draw:end-shape="id12" draw:end-glue-point="1" svg:d="M44400 13800h-350v-3000h-350">
          <text:p/>
        </draw:connector>
        <draw:frame draw:style-name="gr10" draw:text-style-name="P1" draw:layer="layout" svg:width="2.8cm" svg:height="2.8cm" svg:x="31.4cm" svg:y="4.9cm">
          <draw:image xlink:href="Pictures/100002010000032000000320944D15C57678623A.png" xlink:type="simple" xlink:show="embed" xlink:actuate="onLoad">
            <text:p/>
          </draw:image>
        </draw:frame>
        <draw:frame draw:style-name="gr10" draw:text-style-name="P1" draw:layer="layout" svg:width="2.8cm" svg:height="2.8cm" draw:transform="rotate (3.1415926535892) translate (34cm 12.6cm)">
          <draw:image xlink:href="Pictures/100002010000032000000320944D15C57678623A.png" xlink:type="simple" xlink:show="embed" xlink:actuate="onLoad">
            <text:p/>
          </draw:image>
        </draw:frame>
        <draw:connector draw:style-name="gr9" draw:text-style-name="P1" draw:layer="layout" draw:type="curve" svg:x1="46.7cm" svg:y1="7.8cm" svg:x2="50.6cm" svg:y2="7.501cm" draw:start-shape="id16" draw:start-glue-point="1" draw:end-shape="id20" draw:end-glue-point="3" svg:d="M46700 7800c2925 0 975-299 3900-299">
          <text:p/>
        </draw:connector>
        <draw:frame draw:style-name="gr10" draw:text-style-name="P1" xml:id="id20" draw:id="id20" draw:layer="layout" svg:width="2.65cm" svg:height="1.797cm" svg:x="50.6cm" svg:y="6.603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frame draw:style-name="gr10" draw:text-style-name="P1" xml:id="id21" draw:id="id21" draw:layer="layout" svg:width="2.65cm" svg:height="1.797cm" svg:x="50.6cm" svg:y="8.804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frame draw:style-name="gr10" draw:text-style-name="P1" xml:id="id22" draw:id="id22" draw:layer="layout" svg:width="2.65cm" svg:height="1.797cm" svg:x="50.6cm" svg:y="11.104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frame draw:style-name="gr10" draw:text-style-name="P1" xml:id="id23" draw:id="id23" draw:layer="layout" svg:width="2.65cm" svg:height="1.797cm" svg:x="50.6cm" svg:y="13.304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connector draw:style-name="gr9" draw:text-style-name="P1" draw:layer="layout" draw:type="curve" svg:x1="46.7cm" svg:y1="9.8cm" svg:x2="50.6cm" svg:y2="9.702cm" draw:start-shape="id17" draw:start-glue-point="1" draw:end-shape="id21" svg:d="M46700 9800c2925 0 975-98 3900-98">
          <text:p/>
        </draw:connector>
        <draw:connector draw:style-name="gr9" draw:text-style-name="P1" draw:layer="layout" draw:type="curve" svg:x1="46.7cm" svg:y1="11.8cm" svg:x2="50.6cm" svg:y2="12.002cm" draw:start-shape="id18" draw:start-glue-point="1" draw:end-shape="id22" draw:end-glue-point="3" svg:d="M46700 11800c2925 0 975 202 3900 202">
          <text:p/>
        </draw:connector>
        <draw:connector draw:style-name="gr9" draw:text-style-name="P1" draw:layer="layout" draw:type="curve" svg:x1="46.7cm" svg:y1="13.8cm" svg:x2="50.6cm" svg:y2="14.202cm" draw:start-shape="id19" draw:start-glue-point="1" draw:end-shape="id23" draw:end-glue-point="3" svg:d="M46700 13800c2925 0 975 402 3900 402">
          <text:p/>
        </draw:connector>
        <draw:line draw:style-name="gr11" draw:text-style-name="P1" draw:layer="layout" svg:x1="27.7cm" svg:y1="2.3cm" svg:x2="27.7cm" svg:y2="16.3cm">
          <text:p/>
        </draw:line>
        <draw:frame draw:style-name="gr12" draw:text-style-name="P5" draw:layer="layout" svg:width="15.2cm" svg:height="2.2cm" svg:x="35.1cm" svg:y="2.2cm">
          <draw:text-box>
            <text:p text:style-name="P1"><text:span text:style-name="T3">Helicopter</text:span></text:p>
          </draw:text-box>
        </draw:frame>
        <draw:frame draw:style-name="gr12" draw:text-style-name="P5" draw:layer="layout" svg:width="15.2cm" svg:height="2.2cm" svg:x="3.4cm" svg:y="1.9cm">
          <draw:text-box>
            <text:p text:style-name="P1"><text:span text:style-name="T3">Ground Control</text:span></text:p>
          </draw:text-box>
        </draw:frame>
        <draw:frame draw:style-name="gr3" draw:text-style-name="P4" draw:layer="layout" svg:width="1.9cm" svg:height="0.983cm" svg:x="4.5cm" svg:y="6.717cm">
          <draw:text-box>
            <text:p text:style-name="P1"><text:span text:style-name="T1">USB</text:span></text:p>
          </draw:text-box>
        </draw:frame>
        <draw:frame draw:style-name="gr3" draw:text-style-name="P4" draw:layer="layout" svg:width="2.7cm" svg:height="0.983cm" svg:x="15.1cm" svg:y="6cm">
          <draw:text-box>
            <text:p text:style-name="P1"><text:span text:style-name="T1">RS-232</text:span></text:p>
          </draw:text-box>
        </draw:frame>
        <draw:frame draw:style-name="gr3" draw:text-style-name="P4" draw:layer="layout" svg:width="2.7cm" svg:height="0.983cm" svg:x="46.7cm" svg:y="10.3cm">
          <draw:text-box>
            <text:p text:style-name="P1"><text:span text:style-name="T1">RS-232</text:span></text:p>
          </draw:text-box>
        </draw:frame>
        <draw:g>
          <draw:g>
            <draw:rect draw:style-name="gr13" draw:text-style-name="P1" draw:layer="layout" svg:width="2.5cm" svg:height="1.2cm" svg:x="18.3cm" svg:y="6.8cm">
              <text:p/>
            </draw:rect>
            <draw:rect draw:style-name="gr14" draw:text-style-name="P1" draw:layer="layout" svg:width="1.5cm" svg:height="0.4cm" svg:x="18.8cm" svg:y="7.2cm">
              <text:p/>
            </draw:rect>
          </draw:g>
          <draw:circle draw:style-name="gr15" draw:text-style-name="P1" draw:layer="layout" svg:width="0.3cm" svg:height="0.3cm" svg:x="18.4cm" svg:y="7.3cm">
            <text:p/>
          </draw:circle>
          <draw:circle draw:style-name="gr15" draw:text-style-name="P1" draw:layer="layout" svg:width="0.3cm" svg:height="0.3cm" svg:x="19.2cm" svg:y="7.3cm">
            <text:p/>
          </draw:circle>
          <draw:circle draw:style-name="gr15" draw:text-style-name="P1" draw:layer="layout" svg:width="0.3cm" svg:height="0.3cm" svg:x="18.8cm" svg:y="7.3cm">
            <text:p/>
          </draw:circle>
        </draw:g>
        <draw:g>
          <draw:g>
            <draw:rect draw:style-name="gr13" draw:text-style-name="P1" draw:layer="layout" svg:width="2.5cm" svg:height="1.2cm" svg:x="18.3cm" svg:y="8.8cm">
              <text:p/>
            </draw:rect>
            <draw:rect draw:style-name="gr14" draw:text-style-name="P1" draw:layer="layout" svg:width="1.5cm" svg:height="0.4cm" svg:x="18.8cm" svg:y="9.2cm">
              <text:p/>
            </draw:rect>
          </draw:g>
          <draw:circle draw:style-name="gr15" draw:text-style-name="P1" draw:layer="layout" svg:width="0.3cm" svg:height="0.3cm" svg:x="18.4cm" svg:y="9.3cm">
            <text:p/>
          </draw:circle>
          <draw:circle draw:style-name="gr15" draw:text-style-name="P1" draw:layer="layout" svg:width="0.3cm" svg:height="0.3cm" svg:x="19.2cm" svg:y="9.3cm">
            <text:p/>
          </draw:circle>
          <draw:circle draw:style-name="gr15" draw:text-style-name="P1" draw:layer="layout" svg:width="0.3cm" svg:height="0.3cm" svg:x="18.8cm" svg:y="9.3cm">
            <text:p/>
          </draw:circle>
        </draw:g>
        <draw:line draw:style-name="gr16" draw:text-style-name="P1" draw:layer="layout" svg:x1="15.1cm" svg:y1="7.6cm" svg:x2="18.2cm" svg:y2="7.6cm">
          <text:p/>
        </draw:line>
        <draw:line draw:style-name="gr16" draw:text-style-name="P1" draw:layer="layout" svg:x1="15.1cm" svg:y1="9.4cm" svg:x2="18.2cm" svg:y2="9.4cm">
          <text:p/>
        </draw:line>
        <draw:path draw:style-name="gr16" draw:text-style-name="P1" draw:layer="layout" svg:width="1.899cm" svg:height="0.299cm" svg:x="21cm" svg:y="7.3cm" svg:viewBox="0 0 1900 300" svg:d="M0 300c1600 0 1900-300 1900-300">
          <text:p/>
        </draw:path>
        <draw:line draw:style-name="gr16" draw:text-style-name="P1" draw:layer="layout" svg:x1="22.8cm" svg:y1="9.6cm" svg:x2="20.9cm" svg:y2="9.5cm">
          <text:p/>
        </draw:line>
        <draw:g>
          <draw:g>
            <draw:rect draw:style-name="gr13" draw:text-style-name="P1" draw:layer="layout" svg:width="2.5cm" svg:height="1.2cm" svg:x="34.4cm" svg:y="7.1cm">
              <text:p/>
            </draw:rect>
            <draw:rect draw:style-name="gr14" draw:text-style-name="P1" draw:layer="layout" svg:width="1.5cm" svg:height="0.4cm" svg:x="34.9cm" svg:y="7.5cm">
              <text:p/>
            </draw:rect>
          </draw:g>
          <draw:circle draw:style-name="gr15" draw:text-style-name="P1" draw:layer="layout" svg:width="0.3cm" svg:height="0.3cm" svg:x="34.5cm" svg:y="7.6cm">
            <text:p/>
          </draw:circle>
          <draw:circle draw:style-name="gr15" draw:text-style-name="P1" draw:layer="layout" svg:width="0.3cm" svg:height="0.3cm" svg:x="35.3cm" svg:y="7.6cm">
            <text:p/>
          </draw:circle>
          <draw:circle draw:style-name="gr15" draw:text-style-name="P1" draw:layer="layout" svg:width="0.3cm" svg:height="0.3cm" svg:x="34.9cm" svg:y="7.6cm">
            <text:p/>
          </draw:circle>
        </draw:g>
        <draw:g>
          <draw:g>
            <draw:rect draw:style-name="gr13" draw:text-style-name="P1" draw:layer="layout" svg:width="2.5cm" svg:height="1.2cm" svg:x="34.4cm" svg:y="9.2cm">
              <text:p/>
            </draw:rect>
            <draw:rect draw:style-name="gr14" draw:text-style-name="P1" draw:layer="layout" svg:width="1.5cm" svg:height="0.4cm" svg:x="34.9cm" svg:y="9.6cm">
              <text:p/>
            </draw:rect>
          </draw:g>
          <draw:circle draw:style-name="gr15" draw:text-style-name="P1" draw:layer="layout" svg:width="0.3cm" svg:height="0.3cm" svg:x="34.5cm" svg:y="9.7cm">
            <text:p/>
          </draw:circle>
          <draw:circle draw:style-name="gr15" draw:text-style-name="P1" draw:layer="layout" svg:width="0.3cm" svg:height="0.3cm" svg:x="35.3cm" svg:y="9.7cm">
            <text:p/>
          </draw:circle>
          <draw:circle draw:style-name="gr15" draw:text-style-name="P1" draw:layer="layout" svg:width="0.3cm" svg:height="0.3cm" svg:x="34.9cm" svg:y="9.7cm">
            <text:p/>
          </draw:circle>
        </draw:g>
        <draw:line draw:style-name="gr16" draw:text-style-name="P1" draw:layer="layout" svg:x1="32.8cm" svg:y1="7.7cm" svg:x2="34.3cm" svg:y2="7.7cm">
          <text:p/>
        </draw:line>
        <draw:line draw:style-name="gr16" draw:text-style-name="P1" draw:layer="layout" svg:x1="32.6cm" svg:y1="9.8cm" svg:x2="34.2cm" svg:y2="9.8cm">
          <text:p/>
        </draw:line>
        <draw:line draw:style-name="gr16" draw:text-style-name="P1" draw:layer="layout" svg:x1="36.8cm" svg:y1="7.8cm" svg:x2="38.6cm" svg:y2="7.8cm">
          <text:p/>
        </draw:line>
        <draw:line draw:style-name="gr16" draw:text-style-name="P1" draw:layer="layout" svg:x1="36.9cm" svg:y1="9.8cm" svg:x2="38.7cm" svg:y2="9.8cm">
          <text:p/>
        </draw:line>
        <draw:frame draw:style-name="gr3" draw:text-style-name="P4" draw:layer="layout" svg:width="2.7cm" svg:height="0.983cm" svg:x="35.9cm" svg:y="5.517cm">
          <draw:text-box>
            <text:p text:style-name="P1"><text:span text:style-name="T1">RS-232</text:span></text:p>
          </draw:text-box>
        </draw:frame>
        <draw:frame draw:style-name="gr10" draw:text-style-name="P1" draw:layer="layout" svg:width="2.65cm" svg:height="1.797cm" svg:x="2.3cm" svg:y="10.603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frame draw:style-name="gr10" draw:text-style-name="P1" draw:layer="layout" svg:width="2.65cm" svg:height="1.797cm" svg:x="2.35cm" svg:y="12.803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connector draw:style-name="gr9" draw:text-style-name="P1" draw:layer="layout" draw:type="curve" svg:x1="4.7cm" svg:y1="11.6cm" svg:x2="7cm" svg:y2="11.5cm" draw:end-shape="id4" draw:end-glue-point="3" svg:d="M4700 11600c1350 0 200-100 2300-100">
          <text:p/>
        </draw:connector>
        <draw:connector draw:style-name="gr9" draw:text-style-name="P1" draw:layer="layout" draw:type="curve" svg:x1="4.7cm" svg:y1="13.7cm" svg:x2="7cm" svg:y2="13.6cm" svg:d="M4700 13700c1350 0 200-100 2300-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06T13:17:47.806000000</meta:creation-date>
    <dc:date>2017-12-05T13:45:29.35</dc:date>
    <meta:editing-duration>PT36M51S</meta:editing-duration>
    <meta:editing-cycles>11</meta:editing-cycles>
    <meta:generator>OpenOffice/4.1.3$Win32 OpenOffice.org_project/413m1$Build-9783</meta:generator>
    <dc:creator>Stefanie Schmidiger</dc:creator>
    <meta:document-statistic meta:object-count="106"/>
  </office:meta>
</office:document-meta>
</file>